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01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 Bold" svg:font-family="'Calibri Bold'" style:font-family-generic="roman" style:font-pitch="variable"/>
    <style:font-face style:name="Calibri Bold1" svg:font-family="'Calibri Bold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/>
    </style:style>
    <style:style style:name="P3" style:family="paragraph" style:parent-style-name="Standard">
      <style:paragraph-properties fo:margin-left="0cm" fo:margin-right="0cm" fo:line-height="107%" fo:text-indent="0.741cm" style:auto-text-indent="false"/>
    </style:style>
    <style:style style:name="P4" style:family="paragraph" style:parent-style-name="Standard" style:list-style-name="WWNum1">
      <style:paragraph-properties fo:margin-left="0.741cm" fo:margin-right="0cm" fo:line-height="107%" fo:text-indent="-0.741cm" style:auto-text-indent="false"/>
    </style:style>
    <style:style style:name="P5" style:family="paragraph" style:parent-style-name="Standard">
      <style:paragraph-properties fo:line-height="107%"/>
      <style:text-properties fo:font-size="11pt" style:font-size-asian="11pt" style:font-size-complex="11pt"/>
    </style:style>
    <style:style style:name="T1" style:family="text">
      <style:text-properties style:font-name="Calibri Bold" fo:font-size="14pt" fo:font-weight="bold" style:font-size-asian="14pt" style:font-weight-asian="bold" style:font-name-complex="Calibri Bold1" style:font-size-complex="14pt" style:font-weight-complex="bold"/>
    </style:style>
    <style:style style:name="T2" style:family="text">
      <style:text-properties style:font-name="Calibri Bold" fo:font-size="14pt" fo:font-weight="bold" officeooo:rsid="000dd6c7" style:font-size-asian="14pt" style:font-weight-asian="bold" style:font-name-complex="Calibri Bold1" style:font-size-complex="14pt" style:font-weight-complex="bold"/>
    </style:style>
    <style:style style:name="T3" style:family="text">
      <style:text-properties style:font-name="Calibri Bold" fo:font-weight="bold" style:font-weight-asian="bold" style:font-name-complex="Calibri Bold1" style:font-weight-complex="bold"/>
    </style:style>
    <style:style style:name="T4" style:family="text">
      <style:text-properties style:font-name="Calibri Bold" fo:font-size="11pt" fo:font-weight="bold" style:font-size-asian="11pt" style:font-weight-asian="bold" style:font-name-complex="Calibri Bold1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ff" loext:opacity="100%" fo:font-size="11pt" style:text-underline-style="solid" style:text-underline-width="auto" style:text-underline-color="font-color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rontend </text:span><text:span text:style-name="T1">Assignment</text:span></text:p>
      <text:p text:style-name="P2"/>
      <text:p text:style-name="P2"><text:span text:style-name="T3">Assignment 1:</text:span></text:p>
      <text:p text:style-name="P2"><text:span text:style-name="T3"/></text:p>
      <text:p text:style-name="P3"><text:span text:style-name="T5">Create a application that has the following areas. You may use any CSS like bootstrap to make the pages look nice and responsive.</text:span></text:p>
      <text:p text:style-name="P5"/>
      <text:p text:style-name="P2"><text:span text:style-name="T4">Form to create a new Person</text:span></text:p>
      <text:p text:style-name="P3"><text:span text:style-name="T5">The form should have fields for basic fields like name, email, dob, avatar and country, (other fileds can also be used). </text:span></text:p>
      <text:p text:style-name="P3"><text:span text:style-name="T5">Add Validations and error/success notifications in toaster format.</text:span></text:p>
      <text:p text:style-name="P3"><text:span text:style-name="T5">Add Breadcurmbs to understand the path <text:s text:c="3"/></text:span></text:p>
      <text:p text:style-name="P2"/>
      <text:p text:style-name="P2"><text:span text:style-name="T4">List of Persons</text:span></text:p>
      <text:list xml:id="list3046607374" text:style-name="WWNum1">
        <text:list-item>
          <text:p text:style-name="P4"><text:span text:style-name="T5">On this page show the details of the person.</text:span></text:p>
        </text:list-item>
        <text:list-item>
          <text:p text:style-name="P4"><text:span text:style-name="T5">Clicking on the name of any person should open the form to edit the details.</text:span></text:p>
        </text:list-item>
        <text:list-item>
          <text:p text:style-name="P4"><text:span text:style-name="T5">Show the list in a "card" format rather than a simple list. (CardView should be a custom component with input parameters).</text:span></text:p>
        </text:list-item>
      </text:list>
      <text:p text:style-name="P2"><text:span text:style-name="T5">Note : You DO NOT need to create any API. Instead use this dummy API which is already created. </text:span></text:p>
      <text:p text:style-name="P2"><text:a xlink:type="simple" xlink:href="https://documenter.getpostman.com/view/3129705/RWTpsGbZ#d19bdd3b-0fce-4bc4-9324-c40b858ae48c" text:style-name="Default_20_Style" text:visited-style-name="Default_20_Style"><text:span text:style-name="T7">https://documenter.getpostman.com/view/3129705/RWTpsGbZ#d19bdd3b-0fce-4bc4-9324-c40b858ae48c</text:span></text:a></text:p>
      <text:p text:style-name="P2"><text:span text:style-name="T6">If this API endpoint is not working you can use any free available apis for above assignment. </text:span></text:p>
      <text:p text:style-name="P2"><text:span text:style-name="T4">Assessment Criteria</text:span></text:p>
      <text:list xml:id="list104912994576655" text:continue-numbering="true" text:style-name="WWNum1">
        <text:list-item>
          <text:p text:style-name="P4"><text:span text:style-name="T5">Code quality of the Angular/React/Vue Code.</text:span></text:p>
        </text:list-item>
        <text:list-item>
          <text:p text:style-name="P4"><text:span text:style-name="T5">Code quality of the HTML and CSS if any.</text:span></text:p>
        </text:list-item>
        <text:list-item>
          <text:p text:style-name="P4"><text:span text:style-name="T5">Look and feel of the form and list pages.</text:span></text:p>
        </text:list-item>
        <text:list-item>
          <text:p text:style-name="P4">Responsiveness on multiple devices. </text:p>
        </text:list-item>
      </text:list>
      <text:p text:style-name="Standard"><text:a xlink:type="simple" xlink:href="https://github.com/tekdi/developer-assignments/blob/master/Angular-Assignment-1.md#assessment-criteria" text:style-name="Default_20_Style" text:visited-style-name="Default_20_Styl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/>
    <style:font-face style:name="01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 Bold" svg:font-family="'Calibri Bold'" style:font-family-generic="roman" style:font-pitch="variable"/>
    <style:font-face style:name="Calibri Bold1" svg:font-family="'Calibri Bold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_20__28_Web_29_" style:display-name="Normal (Web)" style:family="paragraph">
      <style:paragraph-properties fo:margin-top="0.176cm" fo:margin-bottom="0.176cm" style:contextual-spacing="false" fo:line-height="107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01" style:font-family-asian="0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/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2" style:display-name="ListLabel 2" style:family="text">
      <style:text-properties fo:font-size="11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0"/>
      </text:list-level-style-bullet>
      <text:list-level-style-number text:level="2" text:style-name="ListLabel_20_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1T10:49:12.219000000</dc:date>
    <meta:editing-duration>PT51S</meta:editing-duration>
    <meta:editing-cycles>1</meta:editing-cycles>
    <meta:document-statistic meta:table-count="0" meta:image-count="0" meta:object-count="0" meta:page-count="1" meta:paragraph-count="19" meta:word-count="190" meta:character-count="1141" meta:non-whitespace-character-count="969"/>
    <meta:generator>LibreOffice/7.3.0.3$Windows_X86_64 LibreOffice_project/0f246aa12d0eee4a0f7adcefbf7c878fc2238db3</meta:generator>
  </office:meta>
</office:document-meta>
</file>